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332cm" table:align="margins"/>
    </style:style>
    <style:style style:name="Tableau2.A" style:family="table-column">
      <style:table-column-properties style:column-width="1.349cm" style:rel-column-width="5102*"/>
    </style:style>
    <style:style style:name="Tableau2.B" style:family="table-column">
      <style:table-column-properties style:column-width="15.983cm" style:rel-column-width="60433*"/>
    </style:style>
    <style:style style:name="Tableau2.1" style:family="table-row">
      <style:table-row-properties style:min-row-height="0.499cm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text-properties style:font-name="Helvetica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Helvetica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Helvetica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Helvetica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>
        <style:tab-stops>
          <style:tab-stop style:position="0.344cm"/>
        </style:tab-stops>
      </style:paragraph-properties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Helvetica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8pt" style:font-name-asian="Arial1" style:font-size-asian="8pt" style:font-name-complex="Arial1" style:font-size-complex="8pt"/>
    </style:style>
    <style:style style:name="T1" style:family="text">
      <style:text-properties style:text-underline-style="none"/>
    </style:style>
    <style:style style:name="T2" style:family="text">
      <style:text-properties style:use-window-font-color="true" fo:font-style="italic" style:font-name-asian="Courier New" style:font-style-asian="italic" style:font-name-complex="Courier New" style:font-style-complex="italic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PCF#%</text:p>
      <text:p text:style-name="P1">%#include decisionNonValide#%</text:p>
      <text:p text:style-name="P1"/>
      <text:p text:style-name="P1"/>
      <text:p text:style-name="P5">%=TitreDocument=%</text:p>
      <text:p text:style-name="P1"/>
      <text:p text:style-name="P1"/>
      <text:p text:style-name="P6">%=DecisionNumero=% %=Nip=%</text:p>
      <text:p text:style-name="P7">%=AyantDroit=%</text:p>
      <text:p text:style-name="P1"/>
      <text:p text:style-name="P1"/>
      <text:p text:style-name="P7">%=TitreTiers=%</text:p>
      <text:p text:style-name="P9"/>
      <text:p text:style-name="P7">%=Paragraphe1=%</text:p>
      <text:p text:style-name="P9"/>
      <text:p text:style-name="P7">%=remLineWhenBlank(TexteLibre,1)=%</text:p>
      <text:p text:style-name="P9"/>
      <text:p text:style-name="P7">%=Paragraphe2=%</text:p>
      <text:p text:style-name="P9"/>
      <text:list xml:id="list31489109" text:style-name="L1">
        <text:list-item>
          <text:p text:style-name="P8">%=Paragraphe3=%</text:p>
        </text:list-item>
      </text:list>
      <text:p text:style-name="P9"/>
      <text:p text:style-name="P7">%=Paragraphe4=%</text:p>
      <text:p text:style-name="P7"><text:span text:style-name="T1">%#include </text:span><text:span text:style-name="T2">tableauPerseus</text:span><text:span text:style-name="T1">#%</text:span></text:p>
      <text:p text:style-name="P9"/>
      <text:p text:style-name="P7">%=Paragraphe4_5=%</text:p>
      <text:p text:style-name="P9"/>
      <text:p text:style-name="P7">%=Paragraphe5=%</text:p>
      <text:p text:style-name="P9"/>
      <text:p text:style-name="P7">%=Salutations=%</text:p>
      <text:p text:style-name="P9"/>
      <text:p text:style-name="P10">%#include signatureStandard#%</text:p>
      <text:p text:style-name="P12">%=pushToEnd()=%</text:p>
      <text:p text:style-name="P11">%=Reclamation=%</text:p>
      <text:p text:style-name="P4">%=Texte_Reclamation=%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%=Copie=%</text:p>
          </table:table-cell>
          <table:table-cell table:style-name="Tableau1.A1" office:value-type="string">
            <text:p text:style-name="P14">%=TexteCopie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4">%=Annexe=%</text:p>
          </table:table-cell>
          <table:table-cell table:style-name="Tableau2.A1" office:value-type="string">
            <text:p text:style-name="P14">%=TexteAnnexe=%</text:p>
          </table:table-cell>
        </table:table-row>
      </table:table>
      <text:p text:style-name="P3"/>
      <text:p text:style-name="P13">%#include planDeCalcul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0.25cm" fo:margin-bottom="0.25cm" fo:margin-left="1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3T11:33:45.41</dc:date>
    <meta:editing-cycles>58</meta:editing-cycles>
    <meta:editing-duration>PT1H59M44S</meta:editing-duration>
    <meta:document-statistic meta:table-count="2" meta:image-count="0" meta:object-count="0" meta:page-count="2" meta:paragraph-count="24" meta:word-count="31" meta:character-count="441"/>
    <dc:creator>lga </dc:creator>
    <meta:user-defined meta:name="Info 1"/>
    <meta:user-defined meta:name="Info 2"/>
    <meta:user-defined meta:name="Info 3"/>
    <meta:user-defined meta:name="Info 4"/>
  </office:meta>
</office:document-meta>
</file>